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50000013B7BDD91765D892763.png" manifest:media-type="image/png"/>
  <manifest:file-entry manifest:full-path="Pictures/10000201000004220000027EE1DEF474E5E625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5a69" officeooo:paragraph-rsid="001d5a6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d5a69" officeooo:paragraph-rsid="001d5a6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5pt" fo:font-weight="bold" officeooo:rsid="001d5a69" officeooo:paragraph-rsid="001d5a6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</text:p>
      <text:p text:style-name="P2"><draw:frame draw:style-name="fr1" draw:name="Image1" text:anchor-type="paragraph" svg:x="0.0937in" svg:y="0.4217in" svg:width="6.9252in" svg:height="4.1756in" draw:z-index="0"><draw:image xlink:href="Pictures/10000201000004220000027EE1DEF474E5E6255E.png" xlink:type="simple" xlink:show="embed" xlink:actuate="onLoad" loext:mime-type="image/png"/></draw:frame>C FILE:</text:p>
      <text:p text:style-name="P1"/>
      <text:p text:style-name="P3">OUTPUT:</text:p>
      <text:p text:style-name="Standard"/>
      <text:p text:style-name="Standard"><draw:frame draw:style-name="fr2" draw:name="Image2" text:anchor-type="paragraph" svg:width="6.8854in" svg:height="3.2811in" draw:z-index="1"><draw:image xlink:href="Pictures/10000201000002950000013B7BDD91765D8927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2:33.318317461</meta:creation-date>
    <dc:date>2019-12-02T11:04:49.733190988</dc:date>
    <meta:editing-duration>PT2M16S</meta:editing-duration>
    <meta:editing-cycles>1</meta:editing-cycles>
    <meta:document-statistic meta:table-count="0" meta:image-count="2" meta:object-count="0" meta:page-count="1" meta:paragraph-count="3" meta:word-count="5" meta:character-count="20" meta:non-whitespace-character-count="18"/>
    <meta:generator>LibreOffice/6.0.7.3$Linux_X86_64 LibreOffice_project/00m0$Build-3</meta:generator>
  </office:meta>
</office:document-meta>
</file>